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cdee" officeooo:paragraph-rsid="000acdee"/>
    </style:style>
    <style:style style:name="P2" style:family="paragraph" style:parent-style-name="Standard">
      <style:text-properties officeooo:paragraph-rsid="000acdee"/>
    </style:style>
    <style:style style:name="P3" style:family="paragraph" style:parent-style-name="Standard" style:list-style-name="L1">
      <style:text-properties officeooo:rsid="000acdee" officeooo:paragraph-rsid="000acdee"/>
    </style:style>
    <style:style style:name="P4" style:family="paragraph" style:parent-style-name="Standard" style:list-style-name="L2">
      <style:text-properties officeooo:rsid="000acdee" officeooo:paragraph-rsid="000acdee"/>
    </style:style>
    <style:style style:name="P5" style:family="paragraph" style:parent-style-name="Standard" style:list-style-name="L3">
      <style:text-properties officeooo:rsid="000acdee" officeooo:paragraph-rsid="000acdee"/>
    </style:style>
    <style:style style:name="P6" style:family="paragraph" style:parent-style-name="Standard" style:list-style-name="L3">
      <style:text-properties style:font-name="Liberation Serif1" officeooo:rsid="000acdee" officeooo:paragraph-rsid="000acdee"/>
    </style:style>
    <style:style style:name="P7" style:family="paragraph" style:parent-style-name="Standard">
      <style:text-properties style:font-name="Liberation Serif1" officeooo:rsid="000b071c" officeooo:paragraph-rsid="000b071c"/>
    </style:style>
    <style:style style:name="P8" style:family="paragraph" style:parent-style-name="Standard" style:list-style-name="L4">
      <style:text-properties style:font-name="Liberation Serif1" officeooo:rsid="000c46a1" officeooo:paragraph-rsid="000c46a1"/>
    </style:style>
    <style:style style:name="P9" style:family="paragraph" style:parent-style-name="Standard">
      <style:text-properties style:font-name="Liberation Serif1" officeooo:rsid="000c46a1" officeooo:paragraph-rsid="000c46a1"/>
    </style:style>
    <style:style style:name="P10" style:family="paragraph" style:parent-style-name="Standard" style:list-style-name="L3">
      <style:text-properties officeooo:rsid="000b071c" officeooo:paragraph-rsid="000b071c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acdee"/>
    </style:style>
    <style:style style:name="T3" style:family="text">
      <style:text-properties officeooo:rsid="000e5899"/>
    </style:style>
    <style:style style:name="T4" style:family="text">
      <style:text-properties officeooo:rsid="0010e9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)</text:p>
      <text:p text:style-name="Standard">without zero padding </text:p>
      <text:p text:style-name="Standard"><text:s text:c="4"/>- spectrum looks like one continous signa<text:span text:style-name="T3">l (no sidelobes)</text:span></text:p>
      <text:p text:style-name="Standard"><text:s text:c="4"/>- maximum of signal f = 200,<text:span text:style-name="T4">2</text:span>5 cannot be read from spectrum</text:p>
      <text:p text:style-name="Standard"/>
      <text:p text:style-name="Standard"/>
      <text:p text:style-name="Standard">difference f1 f2:</text:p>
      <text:p text:style-name="Standard">- f<text:span text:style-name="T4">1 one sharp peak because period lines up DFT length</text:span></text:p>
      <text:p text:style-name="Standard">- <text:span text:style-name="T4">f2 frequency leakage because period doesn‘t line up with DFT length</text:span></text:p>
      <text:p text:style-name="Standard"/>
      <text:p text:style-name="Standard"/>
      <text:p text:style-name="P1">h)</text:p>
      <text:p text:style-name="P2">Flat top :</text:p>
      <text:list xml:id="list2801992744" text:style-name="L1">
        <text:list-item>
          <text:p text:style-name="P3">schmales Fenster mit teilweise negativer Gewichtung</text:p>
        </text:list-item>
        <text:list-item>
          <text:p text:style-name="P3">vergleichsweiser kleiner Ampltiudenfehler, schlechte Frequenzauflösung</text:p>
        </text:list-item>
        <text:list-item>
          <text:p text:style-name="P3">Anwendung in Spektrumanalysatoren für die Messung und Bewertung des Betrags von einzelnen Amplituden</text:p>
        </text:list-item>
      </text:list>
      <text:p text:style-name="P2"/>
      <text:p text:style-name="P1">Rechteckfenster:</text:p>
      <text:list xml:id="list3139178679" text:style-name="L2">
        <text:list-item>
          <text:p text:style-name="P4">Hautplobe des Spektrums schmal, aber Amplitude der Seitenloben relativ groß</text:p>
        </text:list-item>
        <text:list-item>
          <text:p text:style-name="P4">Anwendung zur einfachen Verarbeitung von Eingangssignalen in Blöcken</text:p>
        </text:list-item>
      </text:list>
      <text:p text:style-name="P2"/>
      <text:p text:style-name="P2"/>
      <text:p text:style-name="P1">i)</text:p>
      <text:p text:style-name="P1">Kaiser-Bessel-Fenster:</text:p>
      <text:list xml:id="list2305227673" text:style-name="L3">
        <text:list-item>
          <text:p text:style-name="P5">definiert durch Fensterbreite M und form-bestimmender Faktor <text:span text:style-name="T1">α </text:span></text:p>
        </text:list-item>
        <text:list-item>
          <text:p text:style-name="P6">je größer α, desto schmaler das Fenster</text:p>
        </text:list-item>
        <text:list-item>
          <text:p text:style-name="P6">bei α=0 entspricht es einem Rechteckfenster</text:p>
        </text:list-item>
        <text:list-item>
          <text:p text:style-name="P10"><text:span text:style-name="T1">im Frequenzbereich nimmt bei größer werdendem </text:span><text:span text:style-name="T2">α </text:span><text:span text:style-name="T1">die Breite des Hauptmaximum zu und die relative Amplitude der Nebenmaxima ab</text:span></text:p>
        </text:list-item>
      </text:list>
      <text:p text:style-name="P7"/>
      <text:p text:style-name="P7">Dolph-Chebychev:</text:p>
      <text:list xml:id="list4078487910" text:style-name="L4">
        <text:list-item>
          <text:p text:style-name="P8">wird in bezug zur ihrere Frequenzantwort definiert</text:p>
        </text:list-item>
        <text:list-item>
          <text:p text:style-name="P8">optimiert die schmalste main-lobe mit einer gegebenen Order</text:p>
        </text:list-item>
        <text:list-item>
          <text:p text:style-name="P8">equirpple Dämpfung der sidelobe</text:p>
        </text:list-item>
        <text:list-item>
          <text:p text:style-name="P8">ursprünglich zur entwickelt um Direktionalität von Radio Antennen zu verbessern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3:16:57.108363596</meta:creation-date>
    <dc:date>2019-01-15T16:45:19.495236691</dc:date>
    <meta:editing-duration>PT1H43M</meta:editing-duration>
    <meta:editing-cycles>6</meta:editing-cycles>
    <meta:generator>LibreOffice/6.1.4.2$Linux_X86_64 LibreOffice_project/10$Build-2</meta:generator>
    <meta:document-statistic meta:table-count="0" meta:image-count="0" meta:object-count="0" meta:page-count="1" meta:paragraph-count="26" meta:word-count="183" meta:character-count="1220" meta:non-whitespace-character-count="1066"/>
  </office:meta>
</office:document-meta>
</file>